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stroke="solid" svg:stroke-width="0.106cm" svg:stroke-color="#7e0021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Long_20_Dash" svg:stroke-width="0.106cm" svg:stroke-color="#314004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028cm" svg:stroke-color="#000000" draw:marker-start-width="0.241cm" draw:marker-end="" draw:marker-end-width="0.341cm" draw:fill="solid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7e002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Long_20_Dash" svg:stroke-width="0.053cm" svg:stroke-color="#00458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Long_20_Dash" svg:stroke-width="0.106cm" svg:stroke-color="#314004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svg:stroke-width="0.035cm" svg:stroke-color="#ff950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53cm" svg:stroke-color="#00458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4" style:family="graphic" style:parent-style-name="objectwithoutfill">
      <style:graphic-properties draw:stroke="solid" draw:stroke-dash="Long_20_Dash" svg:stroke-width="0.035cm" svg:stroke-color="#579d1c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84d1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text-properties style:font-name="CMU Sans Serif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style:font-name="CMU Sans Serif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color="#0084d1"/>
    </style:style>
    <style:style style:name="T3" style:family="text">
      <style:text-properties style:font-name="CMU Sans Serif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2" draw:text-style-name="P1" draw:layer="layout" svg:x1="4.3cm" svg:y1="8.4cm" svg:x2="11.7cm" svg:y2="6.5cm">
          <text:p/>
        </draw:line>
        <draw:line draw:style-name="gr2" draw:text-style-name="P1" draw:layer="layout" svg:x1="4.274cm" svg:y1="8.401cm" svg:x2="7cm" svg:y2="3.8cm">
          <text:p/>
        </draw:line>
        <draw:line draw:style-name="gr3" draw:text-style-name="P1" draw:layer="layout" svg:x1="4.274cm" svg:y1="8.401cm" svg:x2="7.8cm" svg:y2="7.5cm">
          <text:p/>
        </draw:line>
        <draw:line draw:style-name="gr4" draw:text-style-name="P1" draw:layer="layout" svg:x1="7.9cm" svg:y1="7.6cm" svg:x2="6.9cm" svg:y2="3.8cm">
          <text:p/>
        </draw:line>
        <draw:frame draw:style-name="gr5" draw:text-style-name="P2" draw:layer="layout" svg:width="0.8cm" svg:height="0.962cm" svg:x="4.6cm" svg:y="5.1cm">
          <draw:text-box>
            <text:p>a</text:p>
          </draw:text-box>
        </draw:frame>
        <draw:frame draw:style-name="gr5" draw:text-style-name="P2" draw:layer="layout" svg:width="0.8cm" svg:height="0.962cm" svg:x="9.7cm" svg:y="7.4cm">
          <draw:text-box>
            <text:p>b</text:p>
          </draw:text-box>
        </draw:frame>
        <draw:frame draw:style-name="gr5" draw:text-style-name="P2" draw:layer="layout" svg:width="0.8cm" svg:height="0.962cm" svg:x="5.9cm" svg:y="8.138cm">
          <draw:text-box>
            <text:p>c</text:p>
          </draw:text-box>
        </draw:frame>
        <draw:frame draw:style-name="gr5" draw:text-style-name="P2" draw:layer="layout" svg:width="0.8cm" svg:height="0.962cm" svg:x="4.7cm" svg:y="7.2cm">
          <draw:text-box>
            <text:p><text:span text:style-name="T1">α</text:span></text:p>
          </draw:text-box>
        </draw:frame>
        <draw:line draw:style-name="gr4" draw:text-style-name="P1" draw:layer="layout" svg:x1="7.7cm" svg:y1="6.8cm" svg:x2="8.4cm" svg:y2="6.6cm">
          <text:p/>
        </draw:line>
        <draw:line draw:style-name="gr4" draw:text-style-name="P1" draw:layer="layout" svg:x1="8.6cm" svg:y1="7.3cm" svg:x2="8.4cm" svg:y2="6.6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</draw:page>
      <draw:page draw:name="page2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6" draw:text-style-name="P1" draw:layer="layout" svg:x1="2.8cm" svg:y1="9.8cm" svg:x2="10.6cm" svg:y2="7.5cm">
          <text:p/>
        </draw:line>
        <draw:line draw:style-name="gr6" draw:text-style-name="P1" draw:layer="layout" svg:x1="2.774cm" svg:y1="9.8cm" svg:x2="8cm" svg:y2="6.4cm">
          <text:p/>
        </draw:line>
        <draw:line draw:style-name="gr7" draw:text-style-name="P1" draw:layer="layout" svg:x1="5.6cm" svg:y1="5.4cm" svg:x2="6.5cm" svg:y2="3.1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  <draw:line draw:style-name="gr8" draw:text-style-name="P1" draw:layer="layout" svg:x1="1.1cm" svg:y1="3.4cm" svg:x2="12.7cm" svg:y2="8.4cm">
          <text:p/>
        </draw:line>
        <draw:frame draw:style-name="gr9" draw:text-style-name="P4" draw:layer="layout" svg:width="0.436cm" svg:height="0.47cm" svg:x="8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4" draw:layer="layout" svg:width="0.601cm" svg:height="0.53cm" svg:x="10.899cm" svg:y="6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4" draw:layer="layout" svg:width="0.441cm" svg:height="0.47cm" svg:x="5.6cm" svg:y="2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" draw:text-style-name="P5" draw:layer="layout" svg:width="0.2cm" svg:height="0.2cm" svg:x="7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10.47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cm" svg:y1="4.9cm" svg:x2="6.194cm" svg:y2="5.06cm">
          <text:p/>
        </draw:line>
        <draw:line draw:style-name="gr4" draw:text-style-name="P1" draw:layer="layout" svg:x1="6.026cm" svg:y1="5.46cm" svg:x2="6.194cm" svg:y2="5.06cm">
          <text:p/>
        </draw:line>
        <draw:line draw:style-name="gr11" draw:text-style-name="P1" draw:layer="layout" svg:x1="10.4cm" svg:y1="7.4cm" svg:x2="8.1cm" svg:y2="6.41cm">
          <text:p/>
        </draw:line>
        <draw:frame draw:style-name="gr9" draw:text-style-name="P4" draw:layer="layout" svg:width="0.441cm" svg:height="0.47cm" svg:x="5.7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4" draw:layer="layout" svg:width="0.601cm" svg:height="0.53cm" svg:x="8.659cm" svg:y="8.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4" draw:layer="layout" svg:width="1.245cm" svg:height="0.53cm" svg:x="9.1cm" svg:y="6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2" draw:text-style-name="P1" draw:layer="layout" svg:x1="4.9cm" svg:y1="5cm" svg:x2="2.8cm" svg:y2="9.8cm">
          <text:p/>
        </draw:line>
        <draw:line draw:style-name="gr4" draw:text-style-name="P1" draw:layer="layout" svg:x1="4.7cm" svg:y1="5.4cm" svg:x2="5.017cm" svg:y2="5.549cm">
          <text:p/>
        </draw:line>
        <draw:line draw:style-name="gr4" draw:text-style-name="P1" draw:layer="layout" svg:x1="5.017cm" svg:y1="5.549cm" svg:x2="5.168cm" svg:y2="5.2cm">
          <text:p/>
        </draw:line>
        <draw:frame draw:style-name="gr13" draw:text-style-name="P7" draw:layer="layout" svg:width="1.8cm" svg:height="0.738cm" draw:transform="rotate (1.22085781177003) translate (5.09cm 4.847cm)">
          <draw:text-box>
            <text:p text:style-name="P6"><text:span text:style-name="T3">n</text:span><text:span text:style-name="T3">o</text:span><text:span text:style-name="T3">r</text:span><text:span text:style-name="T3">m</text:span><text:span text:style-name="T3">a</text:span><text:span text:style-name="T3">l</text:span></text:p>
          </draw:text-box>
        </draw:frame>
        <draw:frame draw:style-name="gr13" draw:text-style-name="P7" draw:layer="layout" svg:width="1.8cm" svg:height="0.738cm" draw:transform="rotate (1.21806528496684) translate (3.086cm 7.445cm)">
          <draw:text-box>
            <text:p text:style-name="P6"><text:span text:style-name="T3">o</text:span><text:span text:style-name="T3">ff</text:span><text:span text:style-name="T3">s</text:span><text:span text:style-name="T3">e</text:span><text:span text:style-name="T3">t</text:span></text:p>
          </draw:text-box>
        </draw:frame>
      </draw:page>
      <draw:page draw:name="page3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6" draw:text-style-name="P1" draw:layer="layout" svg:x1="2.8cm" svg:y1="9.8cm" svg:x2="10.6cm" svg:y2="7.5cm">
          <text:p/>
        </draw:line>
        <draw:line draw:style-name="gr6" draw:text-style-name="P1" draw:layer="layout" svg:x1="2.774cm" svg:y1="9.8cm" svg:x2="9cm" svg:y2="4.5cm">
          <text:p/>
        </draw:line>
        <draw:line draw:style-name="gr7" draw:text-style-name="P1" draw:layer="layout" svg:x1="8.3cm" svg:y1="6.5cm" svg:x2="10.1cm" svg:y2="1.9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  <draw:line draw:style-name="gr8" draw:text-style-name="P1" draw:layer="layout" svg:x1="1.1cm" svg:y1="3.4cm" svg:x2="12.7cm" svg:y2="8.4cm">
          <text:p/>
        </draw:line>
        <draw:frame draw:style-name="gr9" draw:text-style-name="P4" draw:layer="layout" svg:width="0.436cm" svg:height="0.47cm" svg:x="8.6cm" svg:y="3.7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4" draw:layer="layout" svg:width="0.601cm" svg:height="0.53cm" svg:x="10.899cm" svg:y="6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4" draw:layer="layout" svg:width="0.441cm" svg:height="0.462cm" svg:x="10.1cm" svg:y="1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0" draw:text-style-name="P5" draw:layer="layout" svg:width="0.2cm" svg:height="0.2cm" svg:x="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10.47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.5cm" svg:y1="7.3cm" svg:x2="9.2cm" svg:y2="4.5cm">
          <text:p/>
        </draw:line>
        <draw:frame draw:style-name="gr9" draw:text-style-name="P4" draw:layer="layout" svg:width="0.441cm" svg:height="0.47cm" svg:x="6.159cm" svg:y="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4" draw:layer="layout" svg:width="0.601cm" svg:height="0.53cm" svg:x="8.659cm" svg:y="8.3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4" draw:layer="layout" svg:width="1.798cm" svg:height="0.603cm" svg:x="9.9cm" svg:y="5.2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4" draw:text-style-name="P1" draw:layer="layout" svg:x1="8.3cm" svg:y1="6.5cm" svg:x2="9.047cm" svg:y2="4.634cm">
          <text:p/>
        </draw:line>
        <draw:frame draw:style-name="gr9" draw:text-style-name="P4" draw:layer="layout" svg:width="0.445cm" svg:height="0.538cm" svg:x="8.6cm" svg:y="5.66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4" draw:layer="layout" svg:width="0.487cm" svg:height="0.242cm" svg:x="8.913cm" svg:y="5.05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  <draw:page draw:name="page4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6" draw:text-style-name="P1" draw:layer="layout" svg:x1="2.8cm" svg:y1="9.8cm" svg:x2="8.2cm" svg:y2="6.6cm">
          <text:p/>
        </draw:line>
        <draw:line draw:style-name="gr6" draw:text-style-name="P1" draw:layer="layout" svg:x1="2.774cm" svg:y1="9.8cm" svg:x2="9cm" svg:y2="4.5cm">
          <text:p/>
        </draw:line>
        <draw:line draw:style-name="gr7" draw:text-style-name="P1" draw:layer="layout" svg:x1="8.3cm" svg:y1="6.5cm" svg:x2="10.1cm" svg:y2="1.9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  <draw:line draw:style-name="gr8" draw:text-style-name="P1" draw:layer="layout" svg:x1="1.1cm" svg:y1="3.4cm" svg:x2="12.7cm" svg:y2="8.4cm">
          <text:p/>
        </draw:line>
        <draw:frame draw:style-name="gr9" draw:text-style-name="P4" draw:layer="layout" svg:width="0.436cm" svg:height="0.47cm" svg:x="8.6cm" svg:y="3.7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4" draw:layer="layout" svg:width="0.601cm" svg:height="0.53cm" svg:x="8.2cm" svg:y="6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4" draw:layer="layout" svg:width="0.441cm" svg:height="0.462cm" svg:x="10.1cm" svg:y="1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0" draw:text-style-name="P5" draw:layer="layout" svg:width="0.2cm" svg:height="0.2cm" svg:x="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8.2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4" draw:layer="layout" svg:width="0.441cm" svg:height="0.47cm" svg:x="5.5cm" svg:y="6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4" draw:layer="layout" svg:width="0.601cm" svg:height="0.53cm" svg:x="6.599cm" svg:y="7.6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4" draw:text-style-name="P1" draw:layer="layout" svg:x1="8.358cm" svg:y1="6.4cm" svg:x2="9.047cm" svg:y2="4.634cm">
          <text:p/>
        </draw:line>
        <draw:frame draw:style-name="gr9" draw:text-style-name="P4" draw:layer="layout" svg:width="0.445cm" svg:height="0.538cm" svg:x="8.6cm" svg:y="5.6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1:03:49.510377649</meta:creation-date>
    <dc:date>2021-04-26T14:30:44.384716915</dc:date>
    <meta:editing-duration>PT35M3S</meta:editing-duration>
    <meta:editing-cycles>6</meta:editing-cycles>
    <meta:generator>LibreOffice/6.4.7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1/content.xml><?xml version="1.0" encoding="utf-8"?>
<math xmlns="http://www.w3.org/1998/Math/MathML" display="block">
  <semantics>
    <mover accent="true">
      <msub>
        <mi>x</mi>
        <mi>p</mi>
      </msub>
      <mo stretchy="false">⃗</mo>
    </mover>
    <annotation encoding="StarMath 5.0">vec {x_p}</annotation>
  </semantics>
</math>
</file>

<file path=Object 1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over accent="true">
        <mrow>
          <mi>x</mi>
          <mo stretchy="false">−</mo>
          <msub>
            <mi>x</mi>
            <mi>p</mi>
          </msub>
        </mrow>
        <mo stretchy="true">⃗</mo>
      </mover>
    </mrow>
    <annotation encoding="StarMath 5.0">vec{f} = widevec {x - x_p}</annotation>
  </semantics>
</math>
</file>

<file path=Object 13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14/content.xml><?xml version="1.0" encoding="utf-8"?>
<math xmlns="http://www.w3.org/1998/Math/MathML" display="block">
  <semantics>
    <mi>α</mi>
    <annotation encoding="StarMath 5.0">%alpha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17/content.xml><?xml version="1.0" encoding="utf-8"?>
<math xmlns="http://www.w3.org/1998/Math/MathML" display="block">
  <semantics>
    <mover accent="true">
      <mi>θ</mi>
      <mo stretchy="false">⃗</mo>
    </mover>
    <annotation encoding="StarMath 5.0">vec %thet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over accent="true">
      <msub>
        <mi>x</mi>
        <mi>p</mi>
      </msub>
      <mo stretchy="false">⃗</mo>
    </mover>
    <annotation encoding="StarMath 5.0">vec {x_p}</annotation>
  </semantics>
</math>
</file>

<file path=Object 2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21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3/content.xml><?xml version="1.0" encoding="utf-8"?>
<math xmlns="http://www.w3.org/1998/Math/MathML" display="block">
  <semantics>
    <mover accent="true">
      <mi>v</mi>
      <mo stretchy="false">⃗</mo>
    </mover>
    <annotation encoding="StarMath 5.0">vec v </annotation>
  </semantics>
</math>
</file>

<file path=Object 4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5/content.xml><?xml version="1.0" encoding="utf-8"?>
<math xmlns="http://www.w3.org/1998/Math/MathML" display="block">
  <semantics>
    <mover accent="true">
      <msub>
        <mi>x</mi>
        <mi>p</mi>
      </msub>
      <mo stretchy="false">⃗</mo>
    </mover>
    <annotation encoding="StarMath 5.0">vec {x_p}</annotation>
  </semantics>
</math>
</file>

<file path=Object 6/content.xml><?xml version="1.0" encoding="utf-8"?>
<math xmlns="http://www.w3.org/1998/Math/MathML" display="block">
  <semantics>
    <mover accent="true">
      <mrow>
        <mi>x</mi>
        <mo stretchy="false">−</mo>
        <msub>
          <mi>x</mi>
          <mi>p</mi>
        </msub>
      </mrow>
      <mo stretchy="true">⃗</mo>
    </mover>
    <annotation encoding="StarMath 5.0">widevec {x - x_p}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9/content.xml><?xml version="1.0" encoding="utf-8"?>
<math xmlns="http://www.w3.org/1998/Math/MathML" display="block">
  <semantics>
    <mover accent="true">
      <mi>θ</mi>
      <mo stretchy="false">⃗</mo>
    </mover>
    <annotation encoding="StarMath 5.0">vec %theta</annotation>
  </semantics>
</math>
</file>